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MMARY TRANSFER LIST REPORT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Source Location</text:p>
          </table:table-cell>
          <table:table-cell table:style-name="ce2" office:value-type="string" calcext:value-type="string">
            <text:p>Destination Location</text:p>
          </table:table-cell>
          <table:table-cell table:style-name="ce2" office:value-type="string" calcext:value-type="string">
            <text:p>Date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data%20in%20get_data()%22" xlink:type="simple">Start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5" office:value-type="string" calcext:value-type="string">
            <text:p><text:a xlink:href="python://data['product_code']" xlink:type="simple">Product Code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src_loc']" xlink:type="simple">Source Location</text:a></text:p>
          </table:table-cell>
          <table:table-cell table:style-name="ce4" office:value-type="string" calcext:value-type="string">
            <text:p><text:a xlink:href="python://data['dest_loc']" xlink:type="simple">Destination Location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04:28.003387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8-07T11:04:58.664459154</dc:date>
    <meta:editing-duration>PT12M49S</meta:editing-duration>
    <meta:editing-cycles>9</meta:editing-cycles>
    <meta:generator>LibreOffice/5.1.6.2$Linux_X86_64 LibreOffice_project/10m0$Build-2</meta:generator>
    <meta:document-statistic meta:table-count="1" meta:cell-count="23" meta:object-count="0"/>
  </office:meta>
</office:document-meta>
</file>